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2.52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style:font-name="Arial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5" table:default-cell-style-name="ce6"/>
        <table:table-row table:style-name="ro1">
          <table:table-cell table:style-name="ce1" office:value-type="string" calcext:value-type="string" table:number-columns-spanned="9" table:number-rows-spanned="1">
            <text:p>Payment Order 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get_company()" xlink:type="simple">Company Name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if test=&quot;data['form']['date_start'] != False&quot;" xlink:type="simple">IF DATE START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'Date start: ' + time.strftime('%d/%m/%Y', time.strptime(data['form']['date_start'], '%Y-%m-%d'))" xlink:type="simple">DATE START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if test=&quot;data['form']['date_end'] != False&quot;" xlink:type="simple">IF DATE END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'Date end: ' + time.strftime('%d/%m/%Y', time.strptime(data['form']['date_end'], '%Y-%m-%d'))" xlink:type="simple">DATE END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for%20each=%22mode%20in%20get_mode()%22" xlink:type="simple">START LOOP MODE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9" table:number-rows-spanned="1">
            <text:p><text:a xlink:href="python://mode['name']" xlink:type="simple">PAYMENT MODE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'Source%20type:%20'%20+%20mode['source_type']" xlink:type="simple">SOURCE TYPE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'Currency :' + mode['currency']" xlink:type="simple">CURRENCY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if%20test=%22mode['source_type']%20==%20'Bank'%22" xlink:type="simple">IF BANK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'Bank: ' + mode['bank']" xlink:type="simple">BANK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'Owner name: ' + mode['owner_name']" xlink:type="simple">OWNER NAME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'Acc. Number :' + mode['acc_number']" xlink:type="simple">ACC. NUMBE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/if" xlink:type="simple">END IF BANK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# Payment Order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Partner</text:p>
          </table:table-cell>
          <table:table-cell table:style-name="ce4" office:value-type="string" calcext:value-type="string">
            <text:p>Bank Acc Owner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Account Number</text:p>
          </table:table-cell>
          <table:table-cell table:style-name="ce4" office:value-type="string" calcext:value-type="string">
            <text:p>Communication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for%20each=%22line%20in%20get_line(mode['id'])%22" xlink:type="simple">START LOOP LINE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a xlink:href="python://str(line['no'])%20+%20'.'" xlink:type="simple">NO</text:a></text:p>
          </table:table-cell>
          <table:table-cell table:style-name="ce5" office:value-type="string" calcext:value-type="string">
            <text:p><text:a xlink:href="python://line['order_ref']" xlink:type="simple"># ORDER</text:a></text:p>
          </table:table-cell>
          <table:table-cell table:style-name="ce5" office:value-type="string" calcext:value-type="string">
            <text:p><text:a xlink:href="python://time.strftime('%d/%m/%Y', time.strptime(line['date'], '%Y-%m-%d'))" xlink:type="simple">DATE</text:a></text:p>
          </table:table-cell>
          <table:table-cell table:style-name="ce8" office:value-type="string" calcext:value-type="string">
            <text:p><text:a xlink:href="python://formatLang(line['amount'])" xlink:type="simple">AMOUNT</text:a></text:p>
          </table:table-cell>
          <table:table-cell table:style-name="ce5" office:value-type="string" calcext:value-type="string">
            <text:p><text:a xlink:href="python://line['partner']" xlink:type="simple">PARTNER</text:a></text:p>
          </table:table-cell>
          <table:table-cell table:style-name="ce10" office:value-type="string" calcext:value-type="string">
            <text:p><text:a xlink:href="python://line['owner_name']" xlink:type="simple">OWNER NAME</text:a></text:p>
          </table:table-cell>
          <table:table-cell table:style-name="ce5" office:value-type="string" calcext:value-type="string">
            <text:p><text:a xlink:href="python://line['bank']" xlink:type="simple">BANK</text:a></text:p>
          </table:table-cell>
          <table:table-cell table:style-name="ce5" office:value-type="string" calcext:value-type="string">
            <text:p><text:a xlink:href="python://line['acc_number']" xlink:type="simple">ACC NUMBER</text:a></text:p>
          </table:table-cell>
          <table:table-cell table:style-name="ce5" office:value-type="string" calcext:value-type="string">
            <text:p><text:a xlink:href="python://line['communication']" xlink:type="simple">COMMUNICATION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/for" xlink:type="simple">END LOOP LINE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9" office:value-type="string" calcext:value-type="string">
            <text:p><text:a xlink:href="python://formatLang(get_total(mode['id']))" xlink:type="simple">TOTAL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/for" xlink:type="simple">END LOOP MODE</text:a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6:27:52.144175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5T17:47:28.797742587</meta:creation-date>
    <dc:date>2016-10-16T17:16:38.821172858</dc:date>
    <dc:creator>Andhitia Rama</dc:creator>
    <meta:editing-duration>PT1H17M58S</meta:editing-duration>
    <meta:editing-cycles>26</meta:editing-cycles>
    <meta:generator>LibreOffice/4.2.8.2$Linux_x86 LibreOffice_project/420m0$Build-2</meta:generator>
    <meta:document-statistic meta:table-count="1" meta:cell-count="39" meta:object-count="0"/>
  </office:meta>
</office:document-meta>
</file>